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6fc16" officeooo:paragraph-rsid="01d6fc16" fo:background-color="transparent" style:font-size-asian="8pt" style:font-style-asian="normal" style:font-size-complex="8pt" style:font-style-complex="normal"/>
    </style:style>
    <style:style style:name="P36" style:family="paragraph" style:parent-style-name="Standard">
      <style:text-properties fo:font-size="8pt" fo:font-style="normal" officeooo:rsid="01e42962" officeooo:paragraph-rsid="01e42962" fo:background-color="transparent" style:font-size-asian="8pt" style:font-style-asian="normal" style:font-size-complex="8pt" style:font-style-complex="normal"/>
    </style:style>
    <style:style style:name="P37" style:family="paragraph" style:parent-style-name="Standard">
      <style:text-properties fo:font-size="8pt" fo:font-style="normal" officeooo:rsid="01ec5db9" officeooo:paragraph-rsid="01ec5db9" fo:background-color="transparent" style:font-size-asian="8pt" style:font-style-asian="normal" style:font-size-complex="8pt" style:font-style-complex="normal"/>
    </style:style>
    <style:style style:name="P38" style:family="paragraph" style:parent-style-name="Standard">
      <style:text-properties fo:font-size="8pt" fo:font-style="normal" officeooo:rsid="01f0e49a" officeooo:paragraph-rsid="01f3286d" fo:background-color="transparent" style:font-size-asian="8pt" style:font-style-asian="normal" style:font-size-complex="8pt" style:font-style-complex="normal"/>
    </style:style>
    <style:style style:name="P39" style:family="paragraph" style:parent-style-name="Standard">
      <style:text-properties fo:font-size="8pt" fo:font-style="normal" officeooo:rsid="01f0e49a" officeooo:paragraph-rsid="01fa2488" fo:background-color="transparent" style:font-size-asian="8pt" style:font-style-asian="normal" style:font-size-complex="8pt" style:font-style-complex="normal"/>
    </style:style>
    <style:style style:name="P40" style:family="paragraph" style:parent-style-name="Standard">
      <style:text-properties fo:font-size="8pt" fo:font-style="normal" officeooo:rsid="01f0e49a" officeooo:paragraph-rsid="02065204" fo:background-color="transparent" style:font-size-asian="8pt" style:font-style-asian="normal" style:font-size-complex="8pt" style:font-style-complex="normal"/>
    </style:style>
    <style:style style:name="P41" style:family="paragraph" style:parent-style-name="Standard">
      <style:text-properties fo:font-size="8pt" fo:font-style="normal" officeooo:rsid="0207c8df" officeooo:paragraph-rsid="0207c8df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text-properties fo:font-size="8pt" fo:font-style="normal" officeooo:rsid="0207c8df" officeooo:paragraph-rsid="02091814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text-properties fo:font-size="8pt" fo:font-style="normal" officeooo:rsid="0207c8df" officeooo:paragraph-rsid="020b6442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text-properties fo:font-size="8pt" fo:font-style="normal" officeooo:rsid="0207c8df" officeooo:paragraph-rsid="0214218c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text-properties fo:font-size="8pt" fo:font-style="normal" officeooo:rsid="0217dd4e" officeooo:paragraph-rsid="0217dd4e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text-properties fo:font-size="8pt" fo:font-style="normal" officeooo:rsid="0217dd4e" officeooo:paragraph-rsid="021f2712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text-properties fo:font-size="8pt" fo:font-style="normal" officeooo:rsid="0217dd4e" officeooo:paragraph-rsid="0222eb7c" fo:background-color="transparent" style:font-size-asian="8pt" style:font-style-asian="normal" style:font-size-complex="8pt" style:font-style-complex="normal"/>
    </style:style>
    <style:style style:name="P48" style:family="paragraph" style:parent-style-name="Standard">
      <style:text-properties fo:font-size="8pt" fo:font-style="normal" officeooo:rsid="0217dd4e" officeooo:paragraph-rsid="022d50c5" fo:background-color="transparent" style:font-size-asian="8pt" style:font-style-asian="normal" style:font-size-complex="8pt" style:font-style-complex="normal"/>
    </style:style>
    <style:style style:name="P49" style:family="paragraph" style:parent-style-name="Standard">
      <style:text-properties fo:font-size="8pt" fo:font-style="normal" officeooo:rsid="0217dd4e" officeooo:paragraph-rsid="0230cf36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text-properties fo:font-size="8pt" fo:font-style="normal" officeooo:rsid="0217dd4e" officeooo:paragraph-rsid="0233b2f8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d8c78d"/>
    </style:style>
    <style:style style:name="T44" style:family="text">
      <style:text-properties officeooo:rsid="01dd672f"/>
    </style:style>
    <style:style style:name="T45" style:family="text">
      <style:text-properties officeooo:rsid="01dee9c9"/>
    </style:style>
    <style:style style:name="T46" style:family="text">
      <style:text-properties officeooo:rsid="01e005e1"/>
    </style:style>
    <style:style style:name="T47" style:family="text">
      <style:text-properties officeooo:rsid="01e34ae3"/>
    </style:style>
    <style:style style:name="T48" style:family="text">
      <style:text-properties officeooo:rsid="01e6b1d2"/>
    </style:style>
    <style:style style:name="T49" style:family="text">
      <style:text-properties officeooo:rsid="01eefbb6"/>
    </style:style>
    <style:style style:name="T50" style:family="text">
      <style:text-properties officeooo:rsid="01f4ffba"/>
    </style:style>
    <style:style style:name="T51" style:family="text">
      <style:text-properties officeooo:rsid="01f86e82"/>
    </style:style>
    <style:style style:name="T52" style:family="text">
      <style:text-properties officeooo:rsid="01fd54ce"/>
    </style:style>
    <style:style style:name="T53" style:family="text">
      <style:text-properties officeooo:rsid="020879b8"/>
    </style:style>
    <style:style style:name="T54" style:family="text">
      <style:text-properties officeooo:rsid="02091814"/>
    </style:style>
    <style:style style:name="T55" style:family="text">
      <style:text-properties officeooo:rsid="020b6442"/>
    </style:style>
    <style:style style:name="T56" style:family="text">
      <style:text-properties officeooo:rsid="020effee"/>
    </style:style>
    <style:style style:name="T57" style:family="text">
      <style:text-properties officeooo:rsid="02195fe2"/>
    </style:style>
    <style:style style:name="T58" style:family="text">
      <style:text-properties officeooo:rsid="02208d99"/>
    </style:style>
    <style:style style:name="T59" style:family="text">
      <style:text-properties officeooo:rsid="02234dc7"/>
    </style:style>
    <style:style style:name="T60" style:family="text">
      <style:text-properties officeooo:rsid="022e5043"/>
    </style:style>
    <style:style style:name="T61" style:family="text">
      <style:text-properties officeooo:rsid="02324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4"><text:tab/>准备好buffer并bind到target后，可通过设定属性的格式，然后enable该属性opengl即可自动从buffer获取数据到该属性中。</text:p>
      <text:p text:style-name="P5">2. uniforms</text:p>
      <text:p text:style-name="P6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7">3. shader storage block</text:p>
      <text:p text:style-name="P7"><text:tab/>uniforms是只读的，但shader storage block则是shader可写。也就是说shader可以通过她输出数据<text:span text:style-name="T11">。</text:span></text:p>
      <text:p text:style-name="P8">4. Textures</text:p>
      <text:p text:style-name="P8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9"><text:tab/>纹理数据的读取方式可通过<text:span text:style-name="T13">Sampler进行控制。</text:span></text:p>
      <text:p text:style-name="P10"><text:tab/>通过<text:span text:style-name="T14">glBindTextureUnit可以绑定多个纹理到shader中。</text:span></text:p>
      <text:p text:style-name="P11"><text:tab/><text:span text:style-name="T15">texelFetch()只支持整数的坐标，而texture()者能支持浮点坐标，这就需要對texel进行插值，这个过程叫做texture filtering。</text:span></text:p>
      <text:p text:style-name="P12"><text:tab/><text:span text:style-name="T16">Mipmaps是一种用于解决大纹理缩小后画面质量下降的问题（闪烁）及其性能问题，即用大的纹理渲染小的物体时。</text:span></text:p>
      <text:p text:style-name="P12"><text:tab/>通过<text:span text:style-name="T17">image对象，可对texture进行读写。</text:span></text:p>
      <text:p text:style-name="P12"><text:tab/>纹理压缩<text:span text:style-name="T18">，纹理是最消耗空间的东西。因此使用压缩可节省空间，且减少cpu和gpu间的数据带宽的需求。</text:span></text:p>
      <text:p text:style-name="P13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3">三<text:span text:style-name="T20">、shader和编程</text:span></text:p>
      <text:p text:style-name="P13"><text:tab/>shader编程类似<text:span text:style-name="T21">C，但不同的是其matrix和vec是其基本类型，另外其代码更适用于并行运行。递归不能用于shader编程中。</text:span></text:p>
      <text:p text:style-name="P14">1. 标量</text:p>
      <text:p text:style-name="P14"><text:tab/>仅支持32bit和64bit的类型：bool/float/double/int/unsigned int.</text:p>
      <text:p text:style-name="P15">2. vector<text:span text:style-name="T22">s</text:span> 和 matri<text:span text:style-name="T23">ces</text:span></text:p>
      <text:p text:style-name="P15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5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5"><text:tab/>matrix可以看成为<text:span text:style-name="T26">vector的数组，数组的每个元素表示matrix的一列。</text:span></text:p>
      <text:p text:style-name="P16">3. 从编译器获取信息</text:p>
      <text:p text:style-name="P17"><text:tab/><text:span text:style-name="T27">glGetShaderiv，比如</text:span><text:span text:style-name="T28">GL_COMPILE_STATUS/GL_SHADER_TYPE/GL_DELETE_STATUS/GL_SHADER_SOURCE_LENGTH/GL_INFO_LOG_LENGTH</text:span></text:p>
      <text:p text:style-name="P18"><text:tab/><text:span text:style-name="T29">glGetShaderInfoLog，获取编译器生成的log信息。</text:span></text:p>
      <text:p text:style-name="P19"><text:tab/>也可以得到链接状态<text:span text:style-name="T30">：glGetProgramiv及其对应log glGetProgramInfoLog</text:span></text:p>
      <text:p text:style-name="P20">4. shader可以分开编译</text:p>
      <text:p text:style-name="P20"><text:tab/>这样就可以减少shader的各种组合编译方式。</text:p>
      <text:p text:style-name="P20"><text:tab/>但是需要注意输入输出的接口要统一<text:span text:style-name="T31">。</text:span></text:p>
      <text:p text:style-name="P20">四<text:span text:style-name="T31">、顶点处理及其绘图命令</text:span></text:p>
      <text:p text:style-name="P21">1. <text:span text:style-name="T37">vertex </text:span>shader的输入/输出</text:p>
      <text:p text:style-name="P21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2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2"><text:tab/>这个函数其实是基于另外三个稍底层的函数的<text:span text:style-name="T35">：</text:span></text:p>
      <text:p text:style-name="P23"><text:tab/><text:tab/>glVertexAttribFormat (GLuint attribindex, GLint size, GLenum type, GLboolean normalized, GLuint relativeoffset);</text:p>
      <text:p text:style-name="P23"><text:tab/><text:tab/>glVertexAttribBinding (GLuint attribindex, GLuint bindingindex);</text:p>
      <text:p text:style-name="P23"><text:tab/><text:tab/>glBindVertexBuffer (GLuint bindingindex, GLuint buffer, GLintptr offset, GLsizei stride);</text:p>
      <text:p text:style-name="P23">参数relative<text:span text:style-name="T36">offset相当于pointer的作用，指向具体该属性对应的buffer位置。bindingindex可用于bind buffer并和attribute建立联系。</text:span></text:p>
      <text:p text:style-name="P24"><text:tab/>vertex shader的输出</text:p>
      <text:p text:style-name="P24"><text:tab/><text:tab/>out gl_PerVertex</text:p>
      <text:p text:style-name="P24"><text:tab/><text:tab/>{</text:p>
      <text:p text:style-name="P24"><text:tab/><text:tab/><text:tab/>vec4 gl_Position;</text:p>
      <text:p text:style-name="P24"><text:tab/><text:tab/><text:tab/>float gl_PointSize;</text:p>
      <text:p text:style-name="P24"><text:tab/><text:tab/><text:tab/>float gl_ClipDistance[];</text:p>
      <text:p text:style-name="P24"><text:tab/><text:tab/><text:tab/>float gl_CullDistance[];</text:p>
      <text:p text:style-name="P24"><text:tab/><text:tab/>};</text:p>
      <text:p text:style-name="P25">gl_ClipDistance和gl_CullDistance用于clipping和culling<text:span text:style-name="T38">。gl_ClipDistance[]表示顶点距离frustum的六个面间的距离。当然，这个也可以用户自定义。</text:span></text:p>
      <text:p text:style-name="P25">3. 绘图命令</text:p>
      <text:p text:style-name="P26"><text:tab/><text:span text:style-name="T39">glDrawArrays()，vertex数据顺序输入</text:span></text:p>
      <text:p text:style-name="P26"><text:tab/><text:span text:style-name="T39">glDrawElements()，通过index定位vertex在vertex 数组（buffer）中的位置。</text:span></text:p>
      <text:p text:style-name="P27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8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29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5">4. Storing Transformed Vertices</text:p>
      <text:p text:style-name="P35"><text:tab/>将shader输出的verteces保持到buffer中。glTransformFeedbackVaryings()设置需要保存的varyings。有些类似于recording，可以启动/暂停/恢复/终止等。如不希望输出任何图形，可以disable rasterization.</text:p>
      <text:p text:style-name="P30"><text:tab/>这种功能用于模拟因为受力改变的cloth状态非常有用<text:span text:style-name="T43">。</text:span></text:p>
      <text:p text:style-name="P31">5. clipping</text:p>
      <text:p text:style-name="P32"><text:tab/>我们可以通过<text:span text:style-name="T38">gl_ClipDistance[]</text:span>自定义裁剪方式<text:span text:style-name="T44">。</text:span></text:p>
      <text:p text:style-name="P33">五<text:span text:style-name="T45">、Primitive Processing</text:span></text:p>
      <text:p text:style-name="P33"><text:tab/>即这里的shader处理的对象是primitive<text:span text:style-name="T46">，而不是之前vertex shader所处理的vertex。</text:span></text:p>
      <text:p text:style-name="P34"><text:tab/>Tesselatioin shader的输入是一组control points<text:span text:style-name="T47">，称其为patch。</text:span></text:p>
      <text:p text:style-name="P36">六、Fragment Processing and the Framebuffer</text:p>
      <text:p text:style-name="P36"><text:tab/>这是所谓的back end，即rasterization之后的处理。</text:p>
      <text:p text:style-name="P37">1. 插值</text:p>
      <text:p text:style-name="P36"><text:tab/>一般浮点型的输入默认都是经过插值后输入到<text:span text:style-name="T48">Fragment shader中的，但我们也可以将其声明为flat，表示不需插值。另外做插值时默认都需要进行perspective矫正，但是我们也可将其声明为noperspective, 表示不需进行矫正。</text:span></text:p>
      <text:p text:style-name="P37">2. 每fragment 测试</text:p>
      <text:p text:style-name="P37"><text:tab/>scissor test<text:span text:style-name="T49">，通过定义一个在窗口坐标范围内的rectangle，设定裁剪范围。跟viewport一样，我们可以定义多个的scissor rectangle,其index和viewport一致。</text:span></text:p>
      <text:p text:style-name="P38"><text:tab/>Stencil Testing, 这需要framebufer的支持，一般framebuffer有8bits的stencil buffer<text:span text:style-name="T50">。glStencilFuncSeparate()用于测试 stencil buffer，而glStencilOpSeparate用于如何处理测试结果，比如修改stencil buffer。</text:span></text:p>
      <text:p text:style-name="P39"><text:tab/><text:span text:style-name="T51">Depth Testing，framebuffer有一个0～1范围的depth buffer。操作类似stencil Testing. 默认OpenGL将near plane处的z设为0，far plane处的z设为1. 但Depth Clamping，将关闭依据near/far plane进行clipping，而将在near plane和far plane之外的物体clamp后投影到near或far plane中。</text:span></text:p>
      <text:p text:style-name="P40"><text:tab/>逻辑上来说<text:span text:style-name="T52">，stencil testing和depth testing是在fragment shader运行后进行的。但多数硬件可支持在shader运行前进行test，这样可避免shader不需要的fragment。某些情况下，test无法在shader运行前执行，因为可能带来副作用。比如如果你计划修改shader中的gl_FragDepth时，test无法在shader运行前执行。为此OpenGL提供了一个标识符，用于说明你即将要对gl_FragDepth所作的修改，比如depth_any，depth_less，depth_greater和depth_unchanged。</text:span></text:p>
      <text:p text:style-name="P41">3. Color Output</text:p>
      <text:p text:style-name="P41"><text:tab/>这是在fragment写入framebuffer前<text:span text:style-name="T53">，pipeline最后的一部分。</text:span></text:p>
      <text:p text:style-name="P42"><text:tab/><text:span text:style-name="T54">Blending，即将最终通过测试的fragment的颜色和源颜色进行混色。OpenGL提供了多种的混色方法。</text:span></text:p>
      <text:p text:style-name="P43"><text:tab/><text:span text:style-name="T55">Logical Operations，如果像素格式和bit 深度和framebuffer相同，还可作逻辑操作（与/或/非/异或）。不过blending将被忽略。这种功能很少用到。<text:tab/></text:span></text:p>
      <text:p text:style-name="P44"><text:tab/><text:span text:style-name="T56">Color Masking，red/green/blue/alpha这四个channel都可以mask。如果是off screen渲染，那么还可依据index对多个color buffer分别设置。</text:span></text:p>
      <text:p text:style-name="P44"><text:span text:style-name="T56"><text:tab/>Mask功能很有用，比如在绘制阴影时，可忽略所有的color分量。在贴瓷釉时，可忽略depth buffer。</text:span></text:p>
      <text:p text:style-name="P44"/>
      <text:p text:style-name="P45"><text:soft-page-break/>4. Off-Screen Rendering</text:p>
      <text:p text:style-name="P46"><text:tab/>默认的framebuffer是窗口系统提供的<text:span text:style-name="T57">，因此我们对其参数所能做的修改比较有限。离屏渲染就是生成自己的framebuffer object，并通过他自己render到texture中。glBindFramebuffer(GL_FRAMEBUFFER, fbo)即可将当前的framebuffer bind到当前的上下文，glBindFramebuffer(GL_FRAMEBUFFER, 0);即可将缺省的framebuffer bind到context。</text:span></text:p>
      <text:p text:style-name="P47"><text:tab/><text:span text:style-name="T58">Multiple Framebuffer Attachments，即Attachment可以有多个:GL_COLOR_ATTACHMENT0，GL_COLOR_ATTACHMENT1， GL_COLOR_ATTACHMENT2等等，最多可以有8个。</text:span></text:p>
      <text:p text:style-name="P48"><text:tab/><text:span text:style-name="T59">Layered Rendering，即可以使用array textures或3d texture。在geometry shader中，可以通过内置变量gl_Layer，将Vertex输出到对应的layer中。因为可以使用不同的pvm变换，因此，这种方法可以用于3d渲染中。</text:span></text:p>
      <text:p text:style-name="P49"><text:tab/><text:span text:style-name="T60">Framebuffer Completeness，我们可以使用glCheckFramebufferStatus() 检查framebuffer obj的设置是否完成。</text:span></text:p>
      <text:p text:style-name="P50"><text:tab/><text:span text:style-name="T61">Rendering in Stereo，这个是系统相关的，其依赖于使用的设备。这里我们使用geometry shader实现左右眼不同的image。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7-30T18:29:25.270795433</dc:date>
    <meta:editing-duration>P35DT10H15M6S</meta:editing-duration>
    <meta:editing-cycles>483</meta:editing-cycles>
    <meta:document-statistic meta:table-count="0" meta:image-count="0" meta:object-count="0" meta:page-count="3" meta:paragraph-count="100" meta:word-count="2882" meta:character-count="6580" meta:non-whitespace-character-count="6305"/>
  </office:meta>
</office:document-meta>
</file>